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0.425cm"/>
    </style:style>
    <style:style style:name="Tabela1.B" style:family="table-column">
      <style:table-column-properties style:column-width="8.304cm"/>
    </style:style>
    <style:style style:name="Tabela1.C" style:family="table-column">
      <style:table-column-properties style:column-width="8.271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1.458cm" table:align="left"/>
    </style:style>
    <style:style style:name="Tabela2.A" style:family="table-column">
      <style:table-column-properties style:column-width="0.425cm"/>
    </style:style>
    <style:style style:name="Tabela2.B" style:family="table-column">
      <style:table-column-properties style:column-width="5.521cm"/>
    </style:style>
    <style:style style:name="Tabela2.C" style:family="table-column">
      <style:table-column-properties style:column-width="5.512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4.076cm" table:align="left"/>
    </style:style>
    <style:style style:name="Tabela3.A" style:family="table-column">
      <style:table-column-properties style:column-width="0.425cm"/>
    </style:style>
    <style:style style:name="Tabela3.B" style:family="table-column">
      <style:table-column-properties style:column-width="5.775cm"/>
    </style:style>
    <style:style style:name="Tabela3.C" style:family="table-column">
      <style:table-column-properties style:column-width="7.876cm"/>
    </style:style>
    <style:style style:name="Tabela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color="#000000" loext:opacity="100%" officeooo:rsid="001320fd" officeooo:paragraph-rsid="001320fd" fo:background-color="#00a933"/>
    </style:style>
    <style:style style:name="P2" style:family="paragraph" style:parent-style-name="Standard">
      <style:text-properties fo:color="#000000" loext:opacity="100%" fo:font-size="7pt" officeooo:rsid="001320fd" officeooo:paragraph-rsid="001320fd" fo:background-color="#00a933" style:font-size-asian="7pt" style:font-size-complex="7pt"/>
    </style:style>
    <style:style style:name="P3" style:family="paragraph" style:parent-style-name="Preformatted_20_Text">
      <style:text-properties fo:color="#000000" loext:opacity="100%" fo:font-size="7pt" officeooo:rsid="001422e4" officeooo:paragraph-rsid="001422e4" fo:background-color="#ffffff" style:font-size-asian="7pt" style:font-size-complex="7pt"/>
    </style:style>
    <style:style style:name="P4" style:family="paragraph" style:parent-style-name="Preformatted_20_Text">
      <style:paragraph-properties fo:margin-left="0cm" fo:margin-right="0cm" fo:text-indent="0cm" style:auto-text-indent="false"/>
      <style:text-properties fo:color="#000000" loext:opacity="100%" fo:font-size="7pt" officeooo:rsid="001422e4" fo:background-color="#ffffff" style:font-size-asian="7pt" style:font-size-complex="7pt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 loext:opacity="100%" fo:font-size="7pt" officeooo:rsid="001422e4" fo:background-color="#ffffff" style:font-size-asian="7pt" style:font-size-complex="7pt"/>
    </style:style>
    <style:style style:name="P6" style:family="paragraph" style:parent-style-name="Heading_20_2">
      <style:text-properties fo:color="#000000" loext:opacity="100%" fo:font-size="7pt" officeooo:rsid="001422e4" officeooo:paragraph-rsid="001422e4" fo:background-color="#ffffff" style:font-size-asian="7pt" style:font-size-complex="7pt"/>
    </style:style>
    <style:style style:name="P7" style:family="paragraph" style:parent-style-name="Standard">
      <style:text-properties fo:color="#000000" loext:opacity="100%" fo:font-size="7pt" officeooo:rsid="001422e4" officeooo:paragraph-rsid="001422e4" fo:background-color="#ffffff" style:font-size-asian="7pt" style:font-size-complex="7pt"/>
    </style:style>
    <style:style style:name="P8" style:family="paragraph" style:parent-style-name="Standard">
      <style:text-properties fo:color="#000000" loext:opacity="100%" fo:font-size="7pt" officeooo:rsid="001422e4" officeooo:paragraph-rsid="001422e4" fo:background-color="#ffff00" style:font-size-asian="7pt" style:font-size-complex="7pt"/>
    </style:style>
    <style:style style:name="P9" style:family="paragraph" style:parent-style-name="Standard">
      <style:text-properties fo:color="#000000" loext:opacity="100%" fo:font-size="7pt" officeooo:rsid="00153f92" officeooo:paragraph-rsid="00153f92" fo:background-color="#ffff00" style:font-size-asian="7pt" style:font-size-complex="7pt"/>
    </style:style>
    <style:style style:name="P10" style:family="paragraph" style:parent-style-name="Standard">
      <style:text-properties fo:color="#000000" loext:opacity="100%" fo:font-size="7pt" officeooo:rsid="00153f92" officeooo:paragraph-rsid="00153f92" fo:background-color="#ffffff" style:font-size-asian="7pt" style:font-size-complex="7pt"/>
    </style:style>
    <style:style style:name="P11" style:family="paragraph" style:parent-style-name="Heading_20_2">
      <style:text-properties fo:color="#000000" loext:opacity="100%" fo:font-size="7pt" officeooo:rsid="00153f92" officeooo:paragraph-rsid="00153f92" fo:background-color="#ffffff" style:font-size-asian="7pt" style:font-size-complex="7pt"/>
    </style:style>
    <style:style style:name="P12" style:family="paragraph" style:parent-style-name="Heading_20_2">
      <style:text-properties fo:color="#000000" loext:opacity="100%" fo:font-size="10pt" officeooo:rsid="00153f92" officeooo:paragraph-rsid="00153f92" fo:background-color="#ffff00" style:font-size-asian="10pt" style:font-size-complex="10pt"/>
    </style:style>
    <style:style style:name="P13" style:family="paragraph" style:parent-style-name="Text_20_body">
      <style:text-properties fo:color="#000000" loext:opacity="100%" fo:font-size="10pt" officeooo:rsid="00168a95" officeooo:paragraph-rsid="00153f92" fo:background-color="#ffffff" style:font-size-asian="10pt" style:font-size-complex="10pt"/>
    </style:style>
    <style:style style:name="P14" style:family="paragraph" style:parent-style-name="Preformatted_20_Text">
      <style:text-properties fo:color="#000000" loext:opacity="100%" fo:font-size="6pt" officeooo:rsid="00168a95" officeooo:paragraph-rsid="00153f92" fo:background-color="#ffffff" style:font-size-asian="5.25pt" style:font-size-complex="6pt"/>
    </style:style>
    <style:style style:name="P15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6pt" officeooo:rsid="00168a95" fo:background-color="#ffffff" style:font-size-asian="5.25pt" style:font-size-complex="6pt"/>
    </style:style>
    <style:style style:name="P16" style:family="paragraph" style:parent-style-name="Text_20_body">
      <style:text-properties fo:color="#000000" loext:opacity="100%" fo:font-size="6pt" officeooo:rsid="00168a95" officeooo:paragraph-rsid="00153f92" fo:background-color="#ffffff" style:font-size-asian="5.25pt" style:font-size-complex="6pt"/>
    </style:style>
    <style:style style:name="P17" style:family="paragraph" style:parent-style-name="Heading_20_2">
      <style:text-properties fo:color="#000000" loext:opacity="100%" fo:font-size="10pt" officeooo:rsid="00168a95" officeooo:paragraph-rsid="00153f92" fo:background-color="#ffff00" style:font-size-asian="10pt" style:font-size-complex="10pt"/>
    </style:style>
    <style:style style:name="P18" style:family="paragraph" style:parent-style-name="Text_20_body">
      <style:text-properties fo:color="#000000" loext:opacity="100%" fo:font-size="10pt" officeooo:rsid="00168a95" officeooo:paragraph-rsid="00153f92" fo:background-color="#ffff00" style:font-size-asian="10pt" style:font-size-complex="10pt"/>
    </style:style>
    <style:style style:name="P19" style:family="paragraph" style:parent-style-name="Heading_20_3">
      <style:text-properties fo:color="#000000" loext:opacity="100%" fo:font-size="10pt" officeooo:rsid="00168a95" officeooo:paragraph-rsid="00153f92" fo:background-color="#ffffff" style:font-size-asian="10pt" style:font-size-complex="10pt"/>
    </style:style>
    <style:style style:name="P20" style:family="paragraph" style:parent-style-name="Quotations">
      <style:text-properties fo:color="#000000" loext:opacity="100%" fo:font-size="6pt" officeooo:rsid="00168a95" officeooo:paragraph-rsid="00153f92" fo:background-color="#ffffff" style:font-size-asian="5.25pt" style:font-size-complex="6pt"/>
    </style:style>
    <style:style style:name="P21" style:family="paragraph" style:parent-style-name="Heading_20_3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0pt" officeooo:rsid="00168a95" fo:background-color="#ffffff" style:font-size-asian="10pt" style:font-size-complex="10pt"/>
    </style:style>
    <style:style style:name="P22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0pt" officeooo:rsid="00168a95" fo:background-color="#ffffff" style:font-size-asian="10pt" style:font-size-complex="10pt"/>
    </style:style>
    <style:style style:name="P23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6pt" officeooo:rsid="00168a95" fo:background-color="#ffffff" style:font-size-asian="5.25pt" style:font-size-complex="6pt"/>
    </style:style>
    <style:style style:name="P24" style:family="paragraph" style:parent-style-name="Text_20_body">
      <style:text-properties fo:color="#000000" loext:opacity="100%" fo:font-size="10pt" officeooo:rsid="00153f92" officeooo:paragraph-rsid="00153f92" fo:background-color="#ffff00" style:font-size-asian="10pt" style:font-size-complex="10pt"/>
    </style:style>
    <style:style style:name="P25" style:family="paragraph" style:parent-style-name="Heading_20_3">
      <style:text-properties fo:color="#000000" loext:opacity="100%" fo:font-size="7pt" officeooo:rsid="00153f92" officeooo:paragraph-rsid="00153f92" fo:background-color="#ffffff" style:font-size-asian="7pt" style:font-size-complex="7pt"/>
    </style:style>
    <style:style style:name="P26" style:family="paragraph" style:parent-style-name="Table_20_Heading">
      <style:paragraph-properties fo:margin-left="0cm" fo:margin-right="0cm" fo:text-indent="0cm" style:auto-text-indent="false"/>
      <style:text-properties fo:font-size="6pt" style:font-size-asian="6pt" style:font-size-complex="6pt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fo:font-size="6pt" style:font-size-asian="6pt" style:font-size-complex="6pt"/>
    </style:style>
    <style:style style:name="P28" style:family="paragraph" style:parent-style-name="Table_20_Contents">
      <style:paragraph-properties fo:margin-left="0cm" fo:margin-right="0cm" fo:text-indent="0cm" style:auto-text-indent="false"/>
    </style:style>
    <style:style style:name="P29" style:family="paragraph" style:parent-style-name="Standard">
      <style:text-properties fo:color="#000000" loext:opacity="100%" fo:font-size="6pt" officeooo:rsid="00153f92" officeooo:paragraph-rsid="00153f92" fo:background-color="#ffffff" style:font-size-asian="6pt" style:font-size-complex="6pt"/>
    </style:style>
    <style:style style:name="P30" style:family="paragraph" style:parent-style-name="Heading_20_3">
      <style:text-properties fo:color="#000000" loext:opacity="100%" fo:font-size="6pt" officeooo:rsid="00153f92" officeooo:paragraph-rsid="00153f92" fo:background-color="#ffffff" style:font-size-asian="6pt" style:font-size-complex="6pt"/>
    </style:style>
    <style:style style:name="P31" style:family="paragraph" style:parent-style-name="Table_20_Contents">
      <style:text-properties fo:font-size="6pt" style:font-size-asian="6pt" style:font-size-complex="6pt"/>
    </style:style>
    <style:style style:name="T1" style:family="text">
      <style:text-properties fo:font-size="10pt" fo:background-color="#ffff00" loext:char-shading-value="0" style:font-size-asian="10pt" style:font-size-complex="10pt"/>
    </style:style>
    <style:style style:name="T2" style:family="text">
      <style:text-properties fo:font-size="10pt" officeooo:rsid="00168a95" fo:background-color="#ffff00" loext:char-shading-value="0" style:font-size-asian="10pt" style:font-size-complex="10pt"/>
    </style:style>
    <style:style style:name="T3" style:family="text">
      <style:text-properties fo:font-variant="normal" fo:text-transform="none" fo:color="#24292e" loext:opacity="100%" fo:letter-spacing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background-color="#d4ea6b" loext:char-shading-value="0" style:font-size-asian="10pt" style:font-size-complex="10pt"/>
    </style:style>
    <style:style style:name="T6" style:family="text">
      <style:text-properties fo:font-size="6pt" style:font-size-asian="6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LHORIA DA ESTRUTURA DO ARQUIVO DE DADOS JSON PARA REDUÇÃO DE CUSTOS API, SEM PERDER A QUALIDADE DOS DADOS E DA ANALISE DE IA</text:p>
      <text:p text:style-name="P1"/>
      <text:p text:style-name="P2"/>
      <text:p text:style-name="P3"><text:span text:style-name="Source_20_Text">FASE 1 - ELIMINAÇÃO DE DUPLICATAS (Impacto Imediato)</text:span></text:p>
      <text:p text:style-name="P4"><text:span text:style-name="Source_20_Text">━━━━━━━━━━━━━━━━━━━━━━━━━━━━━━━━━━━━━━━━━━━━━━━━━━━</text:span></text:p>
      <text:p text:style-name="P4"><text:span text:style-name="Source_20_Text">☐ Remover contextual_snapshot inteiro</text:span></text:p>
      <text:p text:style-name="P4"><text:span text:style-name="Source_20_Text">☐ Remover duplicatas de liquidity_heatmap (manter apenas 1)</text:span></text:p>
      <text:p text:style-name="P4"><text:span text:style-name="Source_20_Text">☐ Remover duplicata de historical_vp</text:span></text:p>
      <text:p text:style-name="P4"><text:span text:style-name="Source_20_Text">☐ Remover multi_tf duplicado</text:span></text:p>
      <text:p text:style-name="P5"><text:span text:style-name="Source_20_Text">☐ Remover derivatives duplicado</text:span></text:p>
      <text:p text:style-name="P3"><text:span text:style-name="Source_20_Text">FASE 2 - LIMPEZA DE DEBUG</text:span></text:p>
      <text:p text:style-name="P4"><text:span text:style-name="Source_20_Text">━━━━━━━━━━━━━━━━━━━━━━━━━</text:span></text:p>
      <text:p text:style-name="P4"><text:span text:style-name="Source_20_Text">☐ Remover observability</text:span></text:p>
      <text:p text:style-name="P4"><text:span text:style-name="Source_20_Text">☐ Remover data_quality (ou mover para log separado)</text:span></text:p>
      <text:p text:style-name="P4"><text:span text:style-name="Source_20_Text">☐ Remover metadata interno</text:span></text:p>
      <text:p text:style-name="P4"><text:span text:style-name="Source_20_Text">☐ Remover orderbook_data_quality</text:span></text:p>
      <text:p text:style-name="P4"/>
      <text:p text:style-name="P4"><text:span text:style-name="Source_20_Text">FASE 3 - OTIMIZAÇÃO DE TIMESTAMPS</text:span></text:p>
      <text:p text:style-name="P4"><text:span text:style-name="Source_20_Text">━━━━━━━━━━━━━━━━━━━━━━━━━━━━━━━━━</text:span></text:p>
      <text:p text:style-name="P4"><text:span text:style-name="Source_20_Text">☐ Manter apenas epoch_ms</text:span></text:p>
      <text:p text:style-name="P4"><text:span text:style-name="Source_20_Text">☐ Calcular NY/SP no frontend/consumer</text:span></text:p>
      <text:p text:style-name="P4"><text:span text:style-name="Source_20_Text">☐ Remover time_index duplicado</text:span></text:p>
      <text:p text:style-name="P4"/>
      <text:p text:style-name="P4"><text:span text:style-name="Source_20_Text">FASE 4 - COMPRESSÃO DE VOLUME PROFILE</text:span></text:p>
      <text:p text:style-name="P4"><text:span text:style-name="Source_20_Text">━━━━━━━━━━━━━━━━━━━━━━━━━━━━━━━━━━━━</text:span></text:p>
      <text:p text:style-name="P4"><text:span text:style-name="Source_20_Text">☐ Converter strings "92210|373.28|8.09; ..." para arrays</text:span></text:p>
      <text:p text:style-name="P4"><text:span text:style-name="Source_20_Text">☐ Enviar apenas top 5 HVN/LVN (não 20+)</text:span></text:p>
      <text:p text:style-name="P4"><text:span text:style-name="Source_20_Text">☐ Cachear dados semanais/mensais localmente</text:span></text:p>
      <text:p text:style-name="P4"/>
      <text:p text:style-name="P4"><text:span text:style-name="Source_20_Text">FASE 5 - ABREVIAÇÃO DE CAMPOS</text:span></text:p>
      <text:p text:style-name="P4"><text:span text:style-name="Source_20_Text">━━━━━━━━━━━━━━━━━━━━━━━━━━━━</text:span></text:p>
      <text:p text:style-name="P4"><text:span text:style-name="Source_20_Text">☐ Implementar dicionário de abreviações</text:span></text:p>
      <text:p text:style-name="P4"><text:span text:style-name="Source_20_Text">☐ Versionar schema ("_v": 2)</text:span></text:p>
      <text:p text:style-name="P5"><text:span text:style-name="Source_20_Text">☐ Documentar mapeamento</text:span></text:p>
      <text:h text:style-name="P6" text:outline-level="2">💡 Estratégia de Cache por Frequência</text:h>
      <text:p text:style-name="P7"/>
      <text:p text:style-name="P7"/>
      <text:p text:style-name="P3"><text:span text:style-name="Source_20_Text"># Configuração recomendada de atualização</text:span></text:p>
      <text:p text:style-name="P4"/>
      <text:p text:style-name="P4"><text:span text:style-name="Source_20_Text">CACHE_CONFIG = {</text:span></text:p>
      <text:p text:style-name="P4"><text:span text:style-name="Source_20_Text"><text:s text:c="4"/># TIER 1 - Cada tick/2 segundos</text:span></text:p>
      <text:p text:style-name="P4"><text:span text:style-name="Source_20_Text"><text:s text:c="4"/>"realtime": {</text:span></text:p>
      <text:p text:style-name="P4"><text:span text:style-name="Source_20_Text"><text:s text:c="8"/>"fields": ["price", "volume.delta", "flow.cvd", "flow.imbalance"],</text:span></text:p>
      <text:p text:style-name="P4"><text:span text:style-name="Source_20_Text"><text:s text:c="8"/>"ttl_seconds": 2,</text:span></text:p>
      <text:p text:style-name="P4"><text:span text:style-name="Source_20_Text"><text:s text:c="8"/>"source": "websocket"</text:span></text:p>
      <text:p text:style-name="P4"><text:span text:style-name="Source_20_Text"><text:s text:c="4"/>},</text:span></text:p>
      <text:p text:style-name="P4"><text:span text:style-name="Source_20_Text"><text:s text:c="4"/></text:span></text:p>
      <text:p text:style-name="P4"><text:span text:style-name="Source_20_Text"><text:s text:c="4"/># TIER 2 - A cada 1-5 minutos</text:span></text:p>
      <text:p text:style-name="P4"><text:span text:style-name="Source_20_Text"><text:s text:c="4"/>"near_realtime": {</text:span></text:p>
      <text:p text:style-name="P4"><text:span text:style-name="Source_20_Text"><text:s text:c="8"/>"fields": ["book", "clusters", "flow.sectors", "flow.net_*"],</text:span></text:p>
      <text:p text:style-name="P4"><text:span text:style-name="Source_20_Text"><text:s text:c="8"/>"ttl_seconds": 60,</text:span></text:p>
      <text:p text:style-name="P4"><text:span text:style-name="Source_20_Text"><text:s text:c="8"/>"source": "polling"</text:span></text:p>
      <text:p text:style-name="P4"><text:span text:style-name="Source_20_Text"><text:s text:c="4"/>},</text:span></text:p>
      <text:p text:style-name="P4"><text:span text:style-name="Source_20_Text"><text:s text:c="4"/></text:span></text:p>
      <text:p text:style-name="P4"><text:span text:style-name="Source_20_Text"><text:s text:c="4"/># TIER 3 - A cada 15-30 minutos</text:span></text:p>
      <text:p text:style-name="P4"><text:span text:style-name="Source_20_Text"><text:s text:c="4"/>"periodic": {</text:span></text:p>
      <text:p text:style-name="P4"><text:span text:style-name="Source_20_Text"><text:s text:c="8"/>"fields": ["tf", "deriv", "macro.corr", "ml"],</text:span></text:p>
      <text:p text:style-name="P4"><text:span text:style-name="Source_20_Text"><text:s text:c="8"/>"ttl_seconds": 900,</text:span></text:p>
      <text:p text:style-name="P4"><text:span text:style-name="Source_20_Text"><text:s text:c="8"/>"source": "polling"</text:span></text:p>
      <text:p text:style-name="P4"><text:span text:style-name="Source_20_Text"><text:s text:c="4"/>},</text:span></text:p>
      <text:p text:style-name="P4"><text:span text:style-name="Source_20_Text"><text:s text:c="4"/></text:span></text:p>
      <text:p text:style-name="P4"><text:span text:style-name="Source_20_Text"><text:s text:c="4"/># TIER 4 - Diário/Semanal</text:span></text:p>
      <text:p text:style-name="P4"><text:span text:style-name="Source_20_Text"><text:s text:c="4"/>"cached": {</text:span></text:p>
      <text:p text:style-name="P4"><text:span text:style-name="Source_20_Text"><text:s text:c="8"/>"fields": ["vp.w", "vp.m", "onchain", "options"],</text:span></text:p>
      <text:p text:style-name="P4"><text:span text:style-name="Source_20_Text"><text:s text:c="8"/>"ttl_seconds": 86400,</text:span></text:p>
      <text:p text:style-name="P4"><text:span text:style-name="Source_20_Text"><text:s text:c="8"/>"source": "cache_local"</text:span></text:p>
      <text:p text:style-name="P4"><text:span text:style-name="Source_20_Text"><text:s text:c="4"/>}</text:span></text:p>
      <text:p text:style-name="P5"><text:span text:style-name="Source_20_Text">}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/text:p>
      <text:p text:style-name="P9">ESTRUTURA DE MEU SISTEMA DE ARQUIVOS</text:p>
      <text:p text:style-name="P10"/>
      <text:p text:style-name="P10"/>
      <text:p text:style-name="P10"/>
      <text:p text:style-name="P10"/>
      <text:p text:style-name="P10">Aqui está a estrutura completa de pastas e arquivos do seu sistema, obtida usando o comando `tree /F` no diretório raiz do projeto:</text:p>
      <text:p text:style-name="P10"/>
      <text:p text:style-name="P10">Aqui está a **estrutura hierárquica do sistema**:</text:p>
      <text:p text:style-name="P10"/>
      <text:p text:style-name="P10">```</text:p>
      <text:p text:style-name="P10">robo_sistema.binace.api/</text:p>
      <text:p text:style-name="P10">│</text:p>
      <text:p text:style-name="P10">├── 📁 .agent/</text:p>
      <text:p text:style-name="P10">├── 📁 .github/</text:p>
      <text:p text:style-name="P10">├── 📁 .mypy_cache/</text:p>
      <text:p text:style-name="P10">├── 📁 ai_runner/</text:p>
      <text:p text:style-name="P10">│ <text:s text:c="2"/>├── __init__.py</text:p>
      <text:p text:style-name="P10">│ <text:s text:c="2"/>├── ai_runner.py</text:p>
      <text:p text:style-name="P10">│ <text:s text:c="2"/>└── exceptions.py</text:p>
      <text:p text:style-name="P10">├── 📁 arquivos para diagnostico/</text:p>
      <text:p text:style-name="P10">│ <text:s text:c="2"/>└── 📁 diagnostico de janelas geradas/</text:p>
      <text:p text:style-name="P10">│ <text:s text:c="6"/>├── diagnostico_avancado.py</text:p>
      <text:p text:style-name="P10">│ <text:s text:c="6"/>├── diagnostico_duplicatas.py</text:p>
      <text:p text:style-name="P10">│ <text:s text:c="6"/>├── diagnostico_janelas.backup_20260120_215258.py</text:p>
      <text:p text:style-name="P10">│ <text:s text:c="6"/>├── diagnostico_janelas.py</text:p>
      <text:p text:style-name="P10">│ <text:s text:c="6"/>└── fix_duplicatas_completo.py</text:p>
      <text:p text:style-name="P10">├── 📁 cache/</text:p>
      <text:p text:style-name="P10">├── 📁 config/</text:p>
      <text:p text:style-name="P10">│ <text:s text:c="2"/>└── model_config.yaml</text:p>
      <text:p text:style-name="P10">├── 📁 coverage_html/</text:p>
      <text:p text:style-name="P10">├── 📁 dados/</text:p>
      <text:p text:style-name="P10">├── 📁 data_pipeline/</text:p>
      <text:p text:style-name="P10">│ <text:s text:c="2"/>├── __init__.py</text:p>
      <text:p text:style-name="P10">│ <text:s text:c="2"/>├── config.py</text:p>
      <text:p text:style-name="P10">│ <text:s text:c="2"/>├── logging_utils.py</text:p>
      <text:p text:style-name="P10">│ <text:s text:c="2"/>├── pipeline.py</text:p>
      <text:p text:style-name="P10">│ <text:s text:c="2"/>├── 📁 cache/</text:p>
      <text:p text:style-name="P10">│ <text:s text:c="2"/>│ <text:s text:c="2"/>├── __init__.py</text:p>
      <text:p text:style-name="P10">│ <text:s text:c="2"/>│ <text:s text:c="2"/>├── buffer.py</text:p>
      <text:p text:style-name="P10">│ <text:s text:c="2"/>│ <text:s text:c="2"/>└── lru_cache.py</text:p>
      <text:p text:style-name="P10">│ <text:s text:c="2"/>├── 📁 fallback/</text:p>
      <text:p text:style-name="P10">│ <text:s text:c="2"/>│ <text:s text:c="2"/>├── __init__.py</text:p>
      <text:p text:style-name="P10">│ <text:s text:c="2"/>│ <text:s text:c="2"/>└── registry.py</text:p>
      <text:p text:style-name="P10">│ <text:s text:c="2"/>├── 📁 metrics/</text:p>
      <text:p text:style-name="P10">│ <text:s text:c="2"/>│ <text:s text:c="2"/>├── __init__.py</text:p>
      <text:p text:style-name="P10">│ <text:s text:c="2"/>│ <text:s text:c="2"/>├── data_quality_metrics.py</text:p>
      <text:p text:style-name="P10">│ <text:s text:c="2"/>│ <text:s text:c="2"/>└── processor.py</text:p>
      <text:p text:style-name="P10">│ <text:s text:c="2"/>└── 📁 validation/</text:p>
      <text:p text:style-name="P10">│ <text:s text:c="6"/>├── __init__.py</text:p>
      <text:p text:style-name="P10">│ <text:s text:c="6"/>├── adaptive.py</text:p>
      <text:p text:style-name="P10">│ <text:s text:c="6"/>└── validator.py</text:p>
      <text:p text:style-name="P10">├── 📁 database/</text:p>
      <text:p text:style-name="P10">│ <text:s text:c="2"/>├── __init__.py</text:p>
      <text:p text:style-name="P10">│ <text:s text:c="2"/>└── event_store.py</text:p>
      <text:p text:style-name="P10">├── 📁 diagnostics/</text:p>
      <text:p text:style-name="P10">├── 📁 docs/</text:p>
      <text:p text:style-name="P10">├── 📁 exports_jsonl/</text:p>
      <text:p text:style-name="P10">├── 📁 fallback_events/</text:p>
      <text:p text:style-name="P10">├── 📁 features/</text:p>
      <text:p text:style-name="P10">├── 📁 flow_analyzer/</text:p>
      <text:p text:style-name="P10">│ <text:s text:c="2"/>├── errors.py</text:p>
      <text:p text:style-name="P10">│ <text:s text:c="2"/>├── protocols.py</text:p>
      <text:p text:style-name="P10">│ <text:s text:c="2"/>├── utils.py</text:p>
      <text:p text:style-name="P10">│ <text:s text:c="2"/>├── validation.py</text:p>
      <text:p text:style-name="P10">│ <text:s text:c="2"/>├── aggregates.py</text:p>
      <text:p text:style-name="P10">│ <text:s text:c="2"/>├── metrics.py</text:p>
      <text:p text:style-name="P10">│ <text:s text:c="2"/>├── serialization.py</text:p>
      <text:p text:style-name="P10">│ <text:s text:c="2"/>├── profiling.py</text:p>
      <text:p text:style-name="P10">│ <text:s text:c="2"/>├── logging_config.py</text:p>
      <text:p text:style-name="P10">│ <text:s text:c="2"/>├── prometheus_metrics.py</text:p>
      <text:p text:style-name="P10">│ <text:s text:c="2"/>└── absorption.py</text:p>
      <text:p text:style-name="P10">├── 📁 infrastructure/</text:p>
      <text:p text:style-name="P10">├── 📁 legacy/</text:p>
      <text:p text:style-name="P10">├── 📁 logs/</text:p>
      <text:p text:style-name="P10">├── 📁 market_orchestrator/</text:p>
      <text:p text:style-name="P10">│ <text:s text:c="2"/>├── __init__.py</text:p>
      <text:p text:style-name="P10">│ <text:s text:c="2"/>├── market_orchestrator.py</text:p>
      <text:p text:style-name="P10">│ <text:s text:c="2"/>├── orchestrator.py</text:p>
      <text:p text:style-name="P10">│ <text:s text:c="2"/>├── 📁 connection/</text:p>
      <text:p text:style-name="P10">│ <text:s text:c="2"/>│ <text:s text:c="2"/>├── __init__.py</text:p>
      <text:p text:style-name="P10">│ <text:s text:c="2"/>│ <text:s text:c="2"/>└── robust_connection.py</text:p>
      <text:p text:style-name="P10">│ <text:s text:c="2"/>├── 📁 flow/</text:p>
      <text:p text:style-name="P10">│ <text:s text:c="2"/>│ <text:s text:c="2"/>├── __init__.py</text:p>
      <text:p text:style-name="P10">│ <text:s text:c="2"/>│ <text:s text:c="2"/>├── risk_manager.py</text:p>
      <text:p text:style-name="P10">│ <text:s text:c="2"/>│ <text:s text:c="2"/>├── signal_processor.py</text:p>
      <text:p text:style-name="P10">│ <text:s text:c="2"/>│ <text:s text:c="2"/>├── trade_executor.py</text:p>
      <text:p text:style-name="P10">│ <text:s text:c="2"/>│ <text:s text:c="2"/>└── trade_flow_analyzer.py</text:p>
      <text:p text:style-name="P10">│ <text:s text:c="2"/>├── 📁 orderbook/</text:p>
      <text:p text:style-name="P10">│ <text:s text:c="2"/>│ <text:s text:c="2"/>├── __init__.py</text:p>
      <text:p text:style-name="P10"><text:soft-page-break/>│ <text:s text:c="2"/>│ <text:s text:c="2"/>└── orderbook_wrapper.py</text:p>
      <text:p text:style-name="P10">│ <text:s text:c="2"/>├── 📁 signals/</text:p>
      <text:p text:style-name="P10">│ <text:s text:c="2"/>│ <text:s text:c="2"/>├── __init__.py</text:p>
      <text:p text:style-name="P10">│ <text:s text:c="2"/>│ <text:s text:c="2"/>└── signal_processor.py</text:p>
      <text:p text:style-name="P10">│ <text:s text:c="2"/>├── 📁 utils/</text:p>
      <text:p text:style-name="P10">│ <text:s text:c="2"/>│ <text:s text:c="2"/>├── __init__.py</text:p>
      <text:p text:style-name="P10">│ <text:s text:c="2"/>│ <text:s text:c="2"/>├── logging_utils.py</text:p>
      <text:p text:style-name="P10">│ <text:s text:c="2"/>│ <text:s text:c="2"/>└── price_fetcher.py</text:p>
      <text:p text:style-name="P10">│ <text:s text:c="2"/>└── 📁 windows/</text:p>
      <text:p text:style-name="P10">│ <text:s text:c="6"/>├── __init__.py</text:p>
      <text:p text:style-name="P10">│ <text:s text:c="6"/>└── window_processor.py</text:p>
      <text:p text:style-name="P10">├── 📁 memory/</text:p>
      <text:p text:style-name="P10">├── 📁 ml/</text:p>
      <text:p text:style-name="P10">├── 📁 MQL5/</text:p>
      <text:p text:style-name="P10">├── 📁 orderbook_analyzer/</text:p>
      <text:p text:style-name="P10">├── 📁 orderbook_core/</text:p>
      <text:p text:style-name="P10">│ <text:s text:c="2"/>├── __init__.py</text:p>
      <text:p text:style-name="P10">│ <text:s text:c="2"/>├── circuit_breaker.py</text:p>
      <text:p text:style-name="P10">│ <text:s text:c="2"/>├── constants.py</text:p>
      <text:p text:style-name="P10">│ <text:s text:c="2"/>├── event_factory.py</text:p>
      <text:p text:style-name="P10">│ <text:s text:c="2"/>├── exceptions.py</text:p>
      <text:p text:style-name="P10">│ <text:s text:c="2"/>├── metrics.py</text:p>
      <text:p text:style-name="P10">│ <text:s text:c="2"/>├── orderbook_config.py</text:p>
      <text:p text:style-name="P10">│ <text:s text:c="2"/>├── orderbook.py</text:p>
      <text:p text:style-name="P10">│ <text:s text:c="2"/>├── protocols.py</text:p>
      <text:p text:style-name="P10">│ <text:s text:c="2"/>├── structured_logging.py</text:p>
      <text:p text:style-name="P10">│ <text:s text:c="2"/>└── tracing_utils.py</text:p>
      <text:p text:style-name="P10">├── 📁 Regras/</text:p>
      <text:p text:style-name="P10">│ <text:s text:c="2"/>├── COMPRIMIR DADOS.API.odt</text:p>
      <text:p text:style-name="P10">│ <text:s text:c="2"/>├── regras para o codigo.odt</text:p>
      <text:p text:style-name="P10">│ <text:s text:c="2"/>└── 📁 Rastreando robos/</text:p>
      <text:p text:style-name="P10">│ <text:s text:c="6"/>├── ESTRUTURANDO ARQUIVO JSON.odt</text:p>
      <text:p text:style-name="P10">│ <text:s text:c="6"/>└── ROBOS X INTEGIGENCIA IA.odt</text:p>
      <text:p text:style-name="P10">├── 📁 reports/</text:p>
      <text:p text:style-name="P10">├── 📁 risk_management/</text:p>
      <text:p text:style-name="P10">│ <text:s text:c="2"/>├── __init__.py</text:p>
      <text:p text:style-name="P10">│ <text:s text:c="2"/>├── exceptions.py</text:p>
      <text:p text:style-name="P10">│ <text:s text:c="2"/>└── risk_manager.py</text:p>
      <text:p text:style-name="P10">├── 📁 scripts/</text:p>
      <text:p text:style-name="P10">│ <text:s text:c="2"/>├── ab_test_prompt_styles.py</text:p>
      <text:p text:style-name="P10">│ <text:s text:c="2"/>├── analyze_ai_usage.py</text:p>
      <text:p text:style-name="P10">│ <text:s text:c="2"/>├── audit_json_payload_costs.py</text:p>
      <text:p text:style-name="P10">│ <text:s text:c="2"/>├── backup_to_oci.py</text:p>
      <text:p text:style-name="P10">│ <text:s text:c="2"/>├── disaster_recovery.sh</text:p>
      <text:p text:style-name="P10">│ <text:s text:c="2"/>├── remote_health_check.sh</text:p>
      <text:p text:style-name="P10">│ <text:s text:c="2"/>├── test_fixes_final.py</text:p>
      <text:p text:style-name="P10">│ <text:s text:c="2"/>├── test_fixes_simple.py</text:p>
      <text:p text:style-name="P10">│ <text:s text:c="2"/>├── test_fixes.py</text:p>
      <text:p text:style-name="P10">│ <text:s text:c="2"/>├── test_payload.sh</text:p>
      <text:p text:style-name="P10">│ <text:s text:c="2"/>└── validate_regime_system.py</text:p>
      <text:p text:style-name="P10">├── 📁 src/</text:p>
      <text:p text:style-name="P10">├── 📁 support_resistance/</text:p>
      <text:p text:style-name="P10">├── 📁 test_output/</text:p>
      <text:p text:style-name="P10">├── 📁 tests/</text:p>
      <text:p text:style-name="P10">│ <text:s text:c="2"/>├── backtester.py</text:p>
      <text:p text:style-name="P10">│ <text:s text:c="2"/>├── config_test.py</text:p>
      <text:p text:style-name="P10">│ <text:s text:c="2"/>├── conftest.py</text:p>
      <text:p text:style-name="P10">│ <text:s text:c="2"/>├── fix_broken_tests.py</text:p>
      <text:p text:style-name="P10">│ <text:s text:c="2"/>├── fix_qwen_import.py</text:p>
      <text:p text:style-name="P10">│ <text:s text:c="2"/>├── fixtures.py</text:p>
      <text:p text:style-name="P10">│ <text:s text:c="2"/>├── mock_ai_responses.py</text:p>
      <text:p text:style-name="P10">│ <text:s text:c="2"/>├── mock_qwen.py</text:p>
      <text:p text:style-name="P10">│ <text:s text:c="2"/>├── regime_scenario_tester.py</text:p>
      <text:p text:style-name="P10">│ <text:s text:c="2"/>├── test_ai_analyzer_language_and_think_strip.py</text:p>
      <text:p text:style-name="P10">│ <text:s text:c="2"/>├── test_ai_analyzer_mock.py</text:p>
      <text:p text:style-name="P10">│ <text:s text:c="2"/>├── test_ai_runner_comprehensive.py</text:p>
      <text:p text:style-name="P10">│ <text:s text:c="2"/>├── test_ai_runner.py</text:p>
      <text:p text:style-name="P10">│ <text:s text:c="2"/>├── test_circuit_breaker.py</text:p>
      <text:p text:style-name="P10">│ <text:s text:c="2"/>├── test_data_pipeline.py</text:p>
      <text:p text:style-name="P10">│ <text:s text:c="2"/>├── test_data_validator.py</text:p>
      <text:p text:style-name="P10">│ <text:s text:c="2"/>├── test_enrich_signal.backup_20260120_215258.py</text:p>
      <text:p text:style-name="P10">│ <text:s text:c="2"/>├── test_enrich_signal.py</text:p>
      <text:p text:style-name="P10">│ <text:s text:c="2"/>├── test_event_bus.py</text:p>
      <text:p text:style-name="P10">│ <text:s text:c="2"/>├── test_event_saver_jsonl_guardian.py</text:p>
      <text:p text:style-name="P10">│ <text:s text:c="2"/>├── test_fix_optimization_storage.py</text:p>
      <text:p text:style-name="P10">│ <text:s text:c="2"/>├── test_flow_analyzer.py</text:p>
      <text:p text:style-name="P10">│ <text:s text:c="2"/>├── test_institutional_alerts.backup_20260120_215258.py</text:p>
      <text:p text:style-name="P10">│ <text:s text:c="2"/>├── test_institutional_alerts.py</text:p>
      <text:p text:style-name="P10">│ <text:s text:c="2"/>├── test_integration_full_flow.py</text:p>
      <text:p text:style-name="P10">│ <text:s text:c="2"/>├── test_invariant_fix.py</text:p>
      <text:p text:style-name="P10">│ <text:s text:c="2"/>├── test_macro_data_provider.py</text:p>
      <text:p text:style-name="P10">│ <text:s text:c="2"/>├── test_market_orchestrator_comprehensive.py</text:p>
      <text:p text:style-name="P10">│ <text:s text:c="2"/>├── test_orchestrator_initialization.py</text:p>
      <text:p text:style-name="P10">│ <text:s text:c="2"/>├── test_orderbook_analyze_core.py</text:p>
      <text:p text:style-name="P10">│ <text:s text:c="2"/>├── test_orderbook_analyzer_comprehensive.py</text:p>
      <text:p text:style-name="P10">│ <text:s text:c="2"/>├── test_orderbook_analyzer_coverage.py</text:p>
      <text:p text:style-name="P10">│ <text:s text:c="2"/>├── test_orderbook_analyzer_full_coverage.py</text:p>
      <text:p text:style-name="P10">│ <text:s text:c="2"/>├── test_orderbook_analyzer_missing.py</text:p>
      <text:p text:style-name="P10">│ <text:s text:c="2"/>├── test_orderbook_analyzer.py</text:p>
      <text:p text:style-name="P10">│ <text:s text:c="2"/>├── 📁 fixtures/</text:p>
      <text:p text:style-name="P10"><text:soft-page-break/>│ <text:s text:c="2"/>│ <text:s text:c="2"/>└── sample_analysis_trigger.json</text:p>
      <text:p text:style-name="P10">│ <text:s text:c="2"/>└── 📁 payload/</text:p>
      <text:p text:style-name="P10">│ <text:s text:c="6"/>├── conftest.py</text:p>
      <text:p text:style-name="P10">│ <text:s text:c="6"/>├── pytest.ini</text:p>
      <text:p text:style-name="P10">│ <text:s text:c="6"/>├── test_payload_compressor.py</text:p>
      <text:p text:style-name="P10">│ <text:s text:c="6"/>├── test_payload_guardrail.py</text:p>
      <text:p text:style-name="P10">│ <text:s text:c="6"/>├── test_payload_metrics_aggregator.py</text:p>
      <text:p text:style-name="P10">│ <text:s text:c="6"/>└── test_payload_tripwires.py</text:p>
      <text:p text:style-name="P10">├── 📁 tools/</text:p>
      <text:p text:style-name="P10">├── 📁 utils/</text:p>
      <text:p text:style-name="P10">│</text:p>
      <text:p text:style-name="P10">├── Arquivos de Configuração:</text:p>
      <text:p text:style-name="P10">├── .coverage, .coveragerc, .dockerignore, .env, .gitignore</text:p>
      <text:p text:style-name="P10">├── Dockerfile, docker-compose.yml, mypy.ini, pyproject.toml</text:p>
      <text:p text:style-name="P10">├── pytest.ini, requirements.txt, requirements-dev.txt</text:p>
      <text:p text:style-name="P10">│</text:p>
      <text:p text:style-name="P10">├── Arquivos Principais:</text:p>
      <text:p text:style-name="P10">├── main.py, main.patched.py</text:p>
      <text:p text:style-name="P10">├── config.py, config.json</text:p>
      <text:p text:style-name="P10">│</text:p>
      <text:p text:style-name="P10">├── Módulos de IA:</text:p>
      <text:p text:style-name="P10">├── ai_analyzer_qwen.py, ai_analyzer_qwen_patch2.py</text:p>
      <text:p text:style-name="P10">├── ai_historical_pro.py, ai_payload_optimizer.py</text:p>
      <text:p text:style-name="P10">│</text:p>
      <text:p text:style-name="P10">├── Módulos de Mercado:</text:p>
      <text:p text:style-name="P10">├── market_analyzer.py, market_impact.py</text:p>
      <text:p text:style-name="P10">├── orderbook_analyzer.py, orderbook_ws_manager.py</text:p>
      <text:p text:style-name="P10">│</text:p>
      <text:p text:style-name="P10">├── Módulos de Dados:</text:p>
      <text:p text:style-name="P10">├── data_handler.py, data_enricher.py</text:p>
      <text:p text:style-name="P10">├── data_validator.py, data_quality_validator.py</text:p>
      <text:p text:style-name="P10">│</text:p>
      <text:p text:style-name="P10">├── Módulos de Trading:</text:p>
      <text:p text:style-name="P10">├── trade_buffer.py, trade_validator.py</text:p>
      <text:p text:style-name="P10">├── risk_management/risk_manager.py</text:p>
      <text:p text:style-name="P10">│</text:p>
      <text:p text:style-name="P10">├── Módulos de WebSocket:</text:p>
      <text:p text:style-name="P10">├── websocket_handler.py, event_bus.py</text:p>
      <text:p text:style-name="P10">│</text:p>
      <text:p text:style-name="P10">└── Scripts de Teste:</text:p>
      <text:p text:style-name="P10">└── (vários arquivos test_*.py)</text:p>
      <text:p text:style-name="P10">```</text:p>
      <text:p text:style-name="P10"/>
      <text:p text:style-name="P10">**Resumo da Estrutura:**</text:p>
      <text:p text:style-name="P10">- **37 diretórios** principais</text:p>
      <text:p text:style-name="P10">- **Módulos principais**: AI, Mercado, Dados, Trading, WebSocket</text:p>
      <text:p text:style-name="P10">- **Infraestrutura**: Database, Cache, Logging, Monitoring</text:p>
      <text:p text:style-name="P10">- **Testes**: 50+ arquivos de test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,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h text:style-name="P11" text:outline-level="2">🏗️ <text:span text:style-name="T1">Nova Arquitetura Proposta </text:span><text:span text:style-name="T2">PARA REDUÇÃO DE CUSTOS DE API</text:span></text:h>
      <text:p text:style-name="P10"/>
      <text:p text:style-name="P10"/>
      <text:p text:style-name="P10"/>
      <text:p text:style-name="P10">┌─────────────────────────────────────────────────────────────────────────┐<text:span text:style-name="T3"> </text:span>│ ARQUITETURA HÍBRIDA OTIMIZADA │<text:span text:style-name="T3"> </text:span>├─────────────────────────────────────────────────────────────────────────┤<text:span text:style-name="T3"> </text:span>│ │<text:span text:style-name="T3"> </text:span>│ DADOS DE MERCADO (WebSocket) │<text:span text:style-name="T3"> </text:span>│ │ │<text:span text:style-name="T3"> </text:span>│ ▼ │<text:span text:style-name="T3"> </text:span>│ ┌──────────────────────────────────────────────────────────┐ │<text:span text:style-name="T3"> </text:span>│ │ FEATURE STORE UNIFICADO │ │<text:span text:style-name="T3"> </text:span>│ │ (Mesmo dado, views diferentes para cada modo) │ │<text:span text:style-name="T3"> </text:span>│ └──────────────────────────────────────────────────────────┘ │<text:span text:style-name="T3"> </text:span>│ │ │ │<text:span text:style-name="T3"> </text:span>│ ▼ ▼ │<text:span text:style-name="T3"> </text:span>│ ┌─────────────────┐ ┌─────────────────┐ │<text:span text:style-name="T3"> </text:span>│ │ SCALP ENGINE │ │ INTRADAY ENGINE │ │<text:span text:style-name="T3"> </text:span>│ │ │ │ │ │<text:span text:style-name="T3"> </text:span>│ │ Features: │ │ Features: │ │<text:span text:style-name="T3"> </text:span>│ │ - absorption │ │ - value_area │ │<text:span text:style-name="T3"> </text:span>│ │ - delta_fail │ │ - range_integ │ │<text:span text:style-name="T3"> </text:span>│ │ - time_at_lvl │ │ - macro_align │ │<text:span text:style-name="T3"> </text:span>│ │ - cvd_slope │ │ - cross_asset │ │<text:span text:style-name="T3"> </text:span>│ │ │ │ │ │<text:span text:style-name="T3"> </text:span>│ │ Modelo: │ │ Modelo: │ │<text:span text:style-name="T3"> </text:span>│ │ xgb_scalp_rng │ │ xgb_intra_rng │ │<text:span text:style-name="T3"> </text:span>│ │ xgb_scalp_trd │ │ xgb_intra_trd │ │<text:span text:style-name="T3"> </text:span>│ │ │ │ │ │<text:span text:style-name="T3"> </text:span>│ │ Target: │ │ Target: │ │<text:span text:style-name="T3"> </text:span>│ │ HOLD/BREAK/ │ │ RANGE_HOLD/ │ │<text:span text:style-name="T3"> </text:span>│ │ FAKE_BREAK │ │ CONTINUATION/ │ │<text:span text:style-name="T3"> </text:span>│ │ │ │ BREAK_ACCEPT/ │ │<text:span text:style-name="T3"> </text:span>│ │ │ │ BREAK_REJECT │ │<text:span text:style-name="T3"> </text:span>│ └────────┬────────┘ └────────┬────────┘ │<text:span text:style-name="T3"> </text:span>│ │ │ │<text:span text:style-name="T3"> </text:span>│ ▼ ▼ │<text:span text:style-name="T3"> </text:span>│ ┌──────────────────────────────────────────────────────────┐ │<text:span text:style-name="T3"> </text:span>│ │ DECISION GATE │ │<text:span text:style-name="T3"> </text:span>│ │ │ │<text:span text:style-name="T3"> </text:span>│ │ if confidence &gt; 0.7: │ │<text:span text:style-name="T3"> </text:span>│ │ return model_decision ─────────────────► TRADE │ │<text:span text:style-name="T3"> </text:span>│ │ │ │<text:span text:style-name="T3"> </text:span>│ │ elif confidence &gt; 0.5 AND conflito_detectado: │ │<text:span text:style-name="T3"> </text:span>│ │ ───────────────────────────────────────────────── │ │<text:span text:style-name="T3"> </text:span>│ │ │ │ │<text:span text:style-name="T3"> </text:span>│ │ ▼ │ │<text:span text:style-name="T3"> </text:span>│ │ ┌───────────────────────────────┐ │ │<text:span text:style-name="T3"> </text:span>│ │ │ LLM GUARDRAIL (payload 1KB) │ │ │<text:span text:style-name="T3"> </text:span>│ │ │ │ │ │<text:span text:style-name="T3"> </text:span>│ │ │ Prompt: │ │ │<text:span text:style-name="T3"> </text:span>│ │ │ "Modelo diz X, mas há │ │ │<text:span text:style-name="T3"> </text:span>│ │ │ conflito em Y. Validar?" │ │ │<text:span text:style-name="T3"> </text:span>│ │ │ │ │ │<text:span text:style-name="T3"> </text:span>│ │ │ Response: { valid: bool } │ │ │<text:span text:style-name="T3"> </text:span>│ │ └───────────────────────────────┘ │ │<text:span text:style-name="T3"> </text:span>│ │ │ │<text:span text:style-name="T3"> </text:span>│ │ else: │ │<text:span text:style-name="T3"> </text:span>│ │ return WAIT ───────────────────────► NO TRADE │ │<text:span text:style-name="T3"> </text:span>│ │ │ │<text:span text:style-name="T3"> </text:span>│ └──────────────────────────────────────────────────────────┘ │<text:span text:style-name="T3"> </text:span>│ │<text:span text:style-name="T3"> </text:span>└─────────────────────────────────────────────────────────────────────────┘<text:line-break/></text:p>
      <text:p text:style-name="P10"/>
      <text:p text:style-name="P10"/>
      <text:h text:style-name="P12" text:outline-level="2">💰 Impacto nos Custos</text:h>
      <text:p text:style-name="P13"/>
      <text:p text:style-name="P14"><text:span text:style-name="Source_20_Text">┌─────────────────────────────────────────────────────────────────────────┐</text:span></text:p>
      <text:p text:style-name="P15"><text:span text:style-name="Source_20_Text">│ <text:s text:c="19"/>PROJEÇÃO DE ECONOMIA REAL <text:s text:c="26"/>│</text:span></text:p>
      <text:p text:style-name="P15"><text:span text:style-name="Source_20_Text">├─────────────────────────────────────────────────────────────────────────┤</text:span></text:p>
      <text:p text:style-name="P15"><text:span text:style-name="Source_20_Text">│ <text:s text:c="72"/>│</text:span></text:p>
      <text:p text:style-name="P15"><text:span text:style-name="Source_20_Text">│ <text:s/>CENÁRIO ATUAL (LLM para tudo): <text:s text:c="39"/>│</text:span></text:p>
      <text:p text:style-name="P15"><text:span text:style-name="Source_20_Text">│ <text:s/>────────────────────────────── <text:s text:c="40"/>│</text:span></text:p>
      <text:p text:style-name="P15"><text:span text:style-name="Source_20_Text">│ <text:s/>• 240 análises/dia × 22KB JSON <text:s text:c="39"/>│</text:span></text:p>
      <text:p text:style-name="P15"><text:span text:style-name="Source_20_Text">│ <text:s/>• ~6.000 tokens input/análise <text:s text:c="40"/>│</text:span></text:p>
      <text:p text:style-name="P15"><text:span text:style-name="Source_20_Text">│ <text:s/>• Total: 1.44M tokens/dia <text:s text:c="44"/>│</text:span></text:p>
      <text:p text:style-name="P15"><text:span text:style-name="Source_20_Text">│ <text:s/>• Custo Groq: ~$0.15/dia (barato por ser Groq) <text:s text:c="23"/>│</text:span></text:p>
      <text:p text:style-name="P15"><text:span text:style-name="Source_20_Text">│ <text:s/>• Custo OpenAI: ~$4.32/dia (se migrar) <text:s text:c="31"/>│</text:span></text:p>
      <text:p text:style-name="P15"><text:span text:style-name="Source_20_Text">│ <text:s text:c="72"/>│</text:span></text:p>
      <text:p text:style-name="P15"><text:span text:style-name="Source_20_Text">│ <text:s/>CENÁRIO OTIMIZADO (XGBoost + LLM guardrail): <text:s text:c="25"/>│</text:span></text:p>
      <text:p text:style-name="P15"><text:span text:style-name="Source_20_Text">│ <text:s/>─────────────────────────────────────────── <text:s text:c="27"/>│</text:span></text:p>
      <text:p text:style-name="P15"><text:span text:style-name="Source_20_Text">│ <text:s/>• 240 decisões/dia via XGBoost: $0.00 <text:s text:c="32"/>│</text:span></text:p>
      <text:p text:style-name="P15"><text:span text:style-name="Source_20_Text">│ <text:s/>• ~20 validações LLM/dia (só conflitos) <text:s text:c="30"/>│</text:span></text:p>
      <text:p text:style-name="P15"><text:span text:style-name="Source_20_Text">│ <text:s/>• ~1.000 tokens/validação <text:s text:c="44"/>│</text:span></text:p>
      <text:p text:style-name="P15"><text:span text:style-name="Source_20_Text">│ <text:s/>• Total: 20K tokens/dia <text:s text:c="46"/>│</text:span></text:p>
      <text:p text:style-name="P15"><text:span text:style-name="Source_20_Text">│ <text:s/>• Custo Groq: ~$0.002/dia <text:s text:c="44"/>│</text:span></text:p>
      <text:p text:style-name="P15"><text:span text:style-name="Source_20_Text">│ <text:s/>• Custo OpenAI: ~$0.06/dia <text:s text:c="43"/>│</text:span></text:p>
      <text:p text:style-name="P15"><text:span text:style-name="Source_20_Text">│ <text:s text:c="72"/>│</text:span></text:p>
      <text:p text:style-name="P15"><text:span text:style-name="Source_20_Text">│ <text:s/>📉 REDUÇÃO: 98-99% nos custos de LLM <text:s text:c="33"/>│</text:span></text:p>
      <text:p text:style-name="P15"><text:span text:style-name="Source_20_Text">│ <text:s/>📈 GANHO: Decisões em 5ms vs 3 segundos <text:s text:c="30"/>│</text:span></text:p>
      <text:p text:style-name="P15"><text:span text:style-name="Source_20_Text">│ <text:s/>📈 GANHO: Consistência 100% <text:s text:c="42"/>│</text:span></text:p>
      <text:p text:style-name="P15"><text:span text:style-name="Source_20_Text">│ <text:s text:c="72"/>│</text:span></text:p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h text:style-name="P17" text:outline-level="2">🔄 Plano de Implementação Integrado</text:h>
      <text:p text:style-name="P18"/>
      <text:p text:style-name="P18"/>
      <text:p text:style-name="P14"><text:span text:style-name="Source_20_Text">FASE 1: OTIMIZAÇÃO IMEDIATA (esta semana)</text:span></text:p>
      <text:p text:style-name="P15"><text:span text:style-name="Source_20_Text">━━━━━━━━━━━━━━━━━━━━━━━━━━━━━━━━━━━━━━━</text:span></text:p>
      <text:p text:style-name="P15"><text:span text:style-name="Source_20_Text">├── 1.1 Criar payload_compressor.py</text:span></text:p>
      <text:p text:style-name="P15"><text:span text:style-name="Source_20_Text">│ <text:s text:c="6"/>└── Reduz JSON de 22KB → 4KB para LLM</text:span></text:p>
      <text:p text:style-name="P15"><text:span text:style-name="Source_20_Text">│ <text:s text:c="6"/>└── MANTÉM histórico completo local</text:span></text:p>
      <text:p text:style-name="P15"><text:span text:style-name="Source_20_Text">│</text:span></text:p>
      <text:p text:style-name="P15"><text:span text:style-name="Source_20_Text">├── 1.2 Ajustar ai_payload_builder.py</text:span></text:p>
      <text:p text:style-name="P15"><text:span text:style-name="Source_20_Text">│ <text:s text:c="6"/>└── Usa compressor antes de enviar</text:span></text:p>
      <text:p text:style-name="P15"><text:span text:style-name="Source_20_Text">│</text:span></text:p>
      <text:p text:style-name="P15"><text:span text:style-name="Source_20_Text">└── 1.3 Resultado: 70-75% redução imediata</text:span></text:p>
      <text:p text:style-name="P15"/>
      <text:p text:style-name="P15"/>
      <text:p text:style-name="P15"><text:span text:style-name="Source_20_Text">FASE 2: SEPARAÇÃO SCALP/INTRADAY (próximas 2 semanas)</text:span></text:p>
      <text:p text:style-name="P15"><text:span text:style-name="Source_20_Text">━━━━━━━━━━━━━━━━━━━━━━━━━━━━━━━━━━━━━━━━━━━━━━━━━━━━</text:span></text:p>
      <text:p text:style-name="P15"><text:span text:style-name="Source_20_Text">├── 2.1 Criar scalp_feature_extractor.py</text:span></text:p>
      <text:p text:style-name="P15"><text:span text:style-name="Source_20_Text">│ <text:s text:c="6"/>└── Extrai features de microestrutura</text:span></text:p>
      <text:p text:style-name="P15"><text:span text:style-name="Source_20_Text">│ <text:s text:c="6"/>└── absorption_duration, delta_failures, etc</text:span></text:p>
      <text:p text:style-name="P15"><text:span text:style-name="Source_20_Text">│</text:span></text:p>
      <text:p text:style-name="P15"><text:span text:style-name="Source_20_Text">├── 2.2 Criar intraday_feature_extractor.py</text:span></text:p>
      <text:p text:style-name="P15"><text:span text:style-name="Source_20_Text">│ <text:s text:c="6"/>└── Extrai features de contexto</text:span></text:p>
      <text:p text:style-name="P15"><text:span text:style-name="Source_20_Text">│ <text:s text:c="6"/>└── value_area_position, macro_alignment, etc</text:span></text:p>
      <text:p text:style-name="P15"><text:span text:style-name="Source_20_Text">│</text:span></text:p>
      <text:p text:style-name="P15"><text:span text:style-name="Source_20_Text">├── 2.3 Criar label_generator.py</text:span></text:p>
      <text:p text:style-name="P15"><text:span text:style-name="Source_20_Text">│ <text:s text:c="6"/>└── Gera targets corretos ex-post</text:span></text:p>
      <text:p text:style-name="P15"><text:span text:style-name="Source_20_Text">│ <text:s text:c="6"/>└── SCALP: HOLD/BREAK/FAKE_BREAK</text:span></text:p>
      <text:p text:style-name="P15"><text:span text:style-name="Source_20_Text">│ <text:s text:c="6"/>└── INTRADAY: RANGE_HOLD/CONTINUATION/etc</text:span></text:p>
      <text:p text:style-name="P15"><text:span text:style-name="Source_20_Text">│</text:span></text:p>
      <text:p text:style-name="P15"><text:span text:style-name="Source_20_Text">└── 2.4 Atualizar feature_store.py</text:span></text:p>
      <text:p text:style-name="P15"><text:span text:style-name="Source_20_Text"><text:s text:c="8"/>└── Suporta views separadas</text:span></text:p>
      <text:p text:style-name="P15"/>
      <text:p text:style-name="P15"/>
      <text:p text:style-name="P15"><text:span text:style-name="Source_20_Text">FASE 3: TREINAMENTO DOS MODELOS (2-3 semanas)</text:span></text:p>
      <text:p text:style-name="P15"><text:span text:style-name="Source_20_Text">━━━━━━━━━━━━━━━━━━━━━━━━━━━━━━━━━━━━━━━━━━━</text:span></text:p>
      <text:p text:style-name="P15"><text:span text:style-name="Source_20_Text">├── 3.1 Coletar dados históricos com labels corretos</text:span></text:p>
      <text:p text:style-name="P15"><text:span text:style-name="Source_20_Text">│</text:span></text:p>
      <text:p text:style-name="P15"><text:span text:style-name="Source_20_Text">├── 3.2 Treinar 4 modelos XGBoost:</text:span></text:p>
      <text:p text:style-name="P15"><text:span text:style-name="Source_20_Text">│ <text:s text:c="6"/>├── xgb_scalp_range.pkl</text:span></text:p>
      <text:p text:style-name="P15"><text:span text:style-name="Source_20_Text">│ <text:s text:c="6"/>├── xgb_scalp_trend.pkl</text:span></text:p>
      <text:p text:style-name="P15"><text:span text:style-name="Source_20_Text">│ <text:s text:c="6"/>├── xgb_intraday_range.pkl</text:span></text:p>
      <text:p text:style-name="P15"><text:span text:style-name="Source_20_Text">│ <text:s text:c="6"/>└── xgb_intraday_trend.pkl</text:span></text:p>
      <text:p text:style-name="P15"><text:span text:style-name="Source_20_Text">│</text:span></text:p>
      <text:p text:style-name="P15"><text:soft-page-break/><text:span text:style-name="Source_20_Text">├── 3.3 Calibrar confiança:</text:span></text:p>
      <text:p text:style-name="P15"><text:span text:style-name="Source_20_Text">│ <text:s text:c="6"/>└── confidence = p_max - p_second</text:span></text:p>
      <text:p text:style-name="P15"><text:span text:style-name="Source_20_Text">│</text:span></text:p>
      <text:p text:style-name="P15"><text:span text:style-name="Source_20_Text">└── 3.4 Criar inference_engine.py atualizado</text:span></text:p>
      <text:p text:style-name="P15"/>
      <text:p text:style-name="P15"/>
      <text:p text:style-name="P15"><text:span text:style-name="Source_20_Text">FASE 4: INTEGRAÇÃO FINAL (1 semana)</text:span></text:p>
      <text:p text:style-name="P15"><text:span text:style-name="Source_20_Text">━━━━━━━━━━━━━━━━━━━━━━━━━━━━━━━━━━</text:span></text:p>
      <text:p text:style-name="P15"><text:span text:style-name="Source_20_Text">├── 4.1 Criar decision_gate.py</text:span></text:p>
      <text:p text:style-name="P15"><text:span text:style-name="Source_20_Text">│ <text:s text:c="6"/>└── Decide quando chamar LLM</text:span></text:p>
      <text:p text:style-name="P15"><text:span text:style-name="Source_20_Text">│</text:span></text:p>
      <text:p text:style-name="P15"><text:span text:style-name="Source_20_Text">├── 4.2 Ajustar ai_runner.py</text:span></text:p>
      <text:p text:style-name="P15"><text:span text:style-name="Source_20_Text">│ <text:s text:c="6"/>└── LLM só para validação</text:span></text:p>
      <text:p text:style-name="P15"><text:span text:style-name="Source_20_Text">│ <text:s text:c="6"/>└── Payload mínimo (~1KB)</text:span></text:p>
      <text:p text:style-name="P15"><text:span text:style-name="Source_20_Text">│</text:span></text:p>
      <text:p text:style-name="P15"><text:span text:style-name="Source_20_Text">└── 4.3 Atualizar hybrid_decision.py</text:span></text:p>
      <text:p text:style-name="P15"><text:span text:style-name="Source_20_Text"><text:s text:c="8"/>└── Integra XGBoost + LLM guardrail</text:span></text:p>
      <text:p text:style-name="P16"/>
      <text:p text:style-name="P16"/>
      <text:p text:style-name="P16"/>
      <text:h text:style-name="P17" text:outline-level="2">📋 Estrutura de Features Proposta</text:h>
      <text:p text:style-name="P18"/>
      <text:p text:style-name="P14"><text:span text:style-name="Source_20_Text"># scalp_features.py</text:span></text:p>
      <text:p text:style-name="P15"/>
      <text:p text:style-name="P15"><text:span text:style-name="Source_20_Text">SCALP_FEATURES = {</text:span></text:p>
      <text:p text:style-name="P15"><text:span text:style-name="Source_20_Text"><text:s text:c="4"/># Absorção (você já tem parcialmente)</text:span></text:p>
      <text:p text:style-name="P15"><text:span text:style-name="Source_20_Text"><text:s text:c="4"/>"absorption": {</text:span></text:p>
      <text:p text:style-name="P15"><text:span text:style-name="Source_20_Text"><text:s text:c="8"/>"strength": float, <text:s text:c="7"/># 0-1, força da absorção</text:span></text:p>
      <text:p text:style-name="P15"><text:span text:style-name="Source_20_Text"><text:s text:c="8"/>"duration_sec": int, <text:s text:c="5"/># tempo defendendo nível</text:span></text:p>
      <text:p text:style-name="P15"><text:span text:style-name="Source_20_Text"><text:s text:c="8"/>"attempts": int, <text:s text:c="9"/># quantas vezes tentou romper</text:span></text:p>
      <text:p text:style-name="P15"><text:span text:style-name="Source_20_Text"><text:s text:c="8"/>"exhaustion": float, <text:s text:c="5"/># 0-1, exaustão do lado agressor</text:span></text:p>
      <text:p text:style-name="P15"><text:span text:style-name="Source_20_Text"><text:s text:c="4"/>},</text:span></text:p>
      <text:p text:style-name="P15"><text:span text:style-name="Source_20_Text"><text:s text:c="4"/></text:span></text:p>
      <text:p text:style-name="P15"><text:span text:style-name="Source_20_Text"><text:s text:c="4"/># Delta/CVD (você já tem)</text:span></text:p>
      <text:p text:style-name="P15"><text:span text:style-name="Source_20_Text"><text:s text:c="4"/>"delta": {</text:span></text:p>
      <text:p text:style-name="P15"><text:span text:style-name="Source_20_Text"><text:s text:c="8"/>"failure_count": int, <text:s text:c="4"/># vezes que delta não segurou</text:span></text:p>
      <text:p text:style-name="P15"><text:span text:style-name="Source_20_Text"><text:s text:c="8"/>"cvd_slope_30s": float, <text:s text:c="2"/># inclinação CVD curto prazo</text:span></text:p>
      <text:p text:style-name="P15"><text:span text:style-name="Source_20_Text"><text:s text:c="8"/>"cvd_divergence": float, <text:s/># divergência preço vs CVD</text:span></text:p>
      <text:p text:style-name="P15"><text:span text:style-name="Source_20_Text"><text:s text:c="4"/>},</text:span></text:p>
      <text:p text:style-name="P15"><text:span text:style-name="Source_20_Text"><text:s text:c="4"/></text:span></text:p>
      <text:p text:style-name="P15"><text:span text:style-name="Source_20_Text"><text:s text:c="4"/># Tempo no preço (precisa calcular)</text:span></text:p>
      <text:p text:style-name="P15"><text:span text:style-name="Source_20_Text"><text:s text:c="4"/>"time_at_level": {</text:span></text:p>
      <text:p text:style-name="P15"><text:span text:style-name="Source_20_Text"><text:s text:c="8"/>"seconds": int, <text:s text:c="10"/># quanto tempo no nível atual</text:span></text:p>
      <text:p text:style-name="P15"><text:span text:style-name="Source_20_Text"><text:s text:c="8"/>"revisits": int, <text:s text:c="9"/># quantas vezes voltou ao nível</text:span></text:p>
      <text:p text:style-name="P15"><text:span text:style-name="Source_20_Text"><text:s text:c="8"/>"dwell_ratio": float, <text:s text:c="4"/># tempo nível / tempo total</text:span></text:p>
      <text:p text:style-name="P15"><text:span text:style-name="Source_20_Text"><text:s text:c="4"/>},</text:span></text:p>
      <text:p text:style-name="P15"><text:span text:style-name="Source_20_Text"><text:s text:c="4"/></text:span></text:p>
      <text:p text:style-name="P15"><text:span text:style-name="Source_20_Text"><text:s text:c="4"/># Order book (você já tem)</text:span></text:p>
      <text:p text:style-name="P15"><text:span text:style-name="Source_20_Text"><text:s text:c="4"/>"orderbook": {</text:span></text:p>
      <text:p text:style-name="P15"><text:soft-page-break/><text:span text:style-name="Source_20_Text"><text:s text:c="8"/>"imbalance": float, <text:s text:c="6"/># seu imbalance atual</text:span></text:p>
      <text:p text:style-name="P15"><text:span text:style-name="Source_20_Text"><text:s text:c="8"/>"imbalance_persist": int, # há quantos ticks mantém imbalance</text:span></text:p>
      <text:p text:style-name="P15"><text:span text:style-name="Source_20_Text"><text:s text:c="8"/>"wall_distance": float, <text:s text:c="2"/># distância até wall grande</text:span></text:p>
      <text:p text:style-name="P15"><text:span text:style-name="Source_20_Text"><text:s text:c="4"/></text:span></text:p>
      <text:h text:style-name="P19" text:outline-level="3">INTRADAY Features (você já tem quase tudo)</text:h>
      <text:p text:style-name="P13"/>
      <text:p text:style-name="P14"><text:span text:style-name="Source_20_Text"># intraday_features.py</text:span></text:p>
      <text:p text:style-name="P15"/>
      <text:p text:style-name="P15"><text:span text:style-name="Source_20_Text">INTRADAY_FEATURES = {</text:span></text:p>
      <text:p text:style-name="P15"><text:span text:style-name="Source_20_Text"><text:s text:c="4"/># Value Area (você já tem no volume profile)</text:span></text:p>
      <text:p text:style-name="P15"><text:span text:style-name="Source_20_Text"><text:s text:c="4"/>"structure": {</text:span></text:p>
      <text:p text:style-name="P15"><text:span text:style-name="Source_20_Text"><text:s text:c="8"/>"va_position": float, <text:s text:c="4"/># -1 abaixo VAL, 0 dentro, 1 acima VAH</text:span></text:p>
      <text:p text:style-name="P15"><text:span text:style-name="Source_20_Text"><text:s text:c="8"/>"distance_to_poc": float, # distância ao POC em ATR</text:span></text:p>
      <text:p text:style-name="P15"><text:span text:style-name="Source_20_Text"><text:s text:c="8"/>"range_integrity": float, # 0-1, integridade do range</text:span></text:p>
      <text:p text:style-name="P15"><text:span text:style-name="Source_20_Text"><text:s text:c="4"/>},</text:span></text:p>
      <text:p text:style-name="P15"><text:span text:style-name="Source_20_Text"><text:s text:c="4"/></text:span></text:p>
      <text:p text:style-name="P15"><text:span text:style-name="Source_20_Text"><text:s text:c="4"/># Macro (você já tem)</text:span></text:p>
      <text:p text:style-name="P15"><text:span text:style-name="Source_20_Text"><text:s text:c="4"/>"macro": {</text:span></text:p>
      <text:p text:style-name="P15"><text:span text:style-name="Source_20_Text"><text:s text:c="8"/>"alignment_score": float, # correlações alinhadas?</text:span></text:p>
      <text:p text:style-name="P15"><text:span text:style-name="Source_20_Text"><text:s text:c="8"/>"dxy_impact": float, <text:s text:c="5"/># impacto do DXY</text:span></text:p>
      <text:p text:style-name="P15"><text:span text:style-name="Source_20_Text"><text:s text:c="8"/>"session_bias": str, <text:s text:c="5"/># ASIA/EU/US bias</text:span></text:p>
      <text:p text:style-name="P15"><text:span text:style-name="Source_20_Text"><text:s text:c="4"/>},</text:span></text:p>
      <text:p text:style-name="P15"><text:span text:style-name="Source_20_Text"><text:s text:c="4"/></text:span></text:p>
      <text:p text:style-name="P15"><text:span text:style-name="Source_20_Text"><text:s text:c="4"/># Cross-asset (você já tem)</text:span></text:p>
      <text:p text:style-name="P15"><text:span text:style-name="Source_20_Text"><text:s text:c="4"/>"cross_asset": {</text:span></text:p>
      <text:p text:style-name="P15"><text:span text:style-name="Source_20_Text"><text:s text:c="8"/>"divergence": float, <text:s text:c="5"/># divergência BTC vs ETH</text:span></text:p>
      <text:p text:style-name="P15"><text:span text:style-name="Source_20_Text"><text:s text:c="8"/>"correlation_regime": str,# CORRELATED/DECORRELATED</text:span></text:p>
      <text:p text:style-name="P15"><text:span text:style-name="Source_20_Text"><text:s text:c="4"/>},</text:span></text:p>
      <text:p text:style-name="P15"><text:span text:style-name="Source_20_Text"><text:s text:c="4"/></text:span></text:p>
      <text:p text:style-name="P15"><text:span text:style-name="Source_20_Text"><text:s text:c="4"/># Multi-TF (você já tem)</text:span></text:p>
      <text:p text:style-name="P15"><text:span text:style-name="Source_20_Text"><text:s text:c="4"/>"trend": {</text:span></text:p>
      <text:p text:style-name="P15"><text:span text:style-name="Source_20_Text"><text:s text:c="8"/>"tf_alignment": float, <text:s text:c="3"/># quantos TFs apontam mesma direção</text:span></text:p>
      <text:p text:style-name="P15"><text:span text:style-name="Source_20_Text"><text:s text:c="8"/>"regime_consensus": str, <text:s/># RANGE/TREND/MANIPULATION</text:span></text:p>
      <text:p text:style-name="P15"><text:span text:style-name="Source_20_Text"><text:s text:c="4"/>},</text:span></text:p>
      <text:p text:style-name="P15"><text:span text:style-name="Source_20_Text">}</text:span></text:p>
      <text:p text:style-name="P16"/>
      <text:p text:style-name="P16"/>
      <text:p text:style-name="P20"><text:span text:style-name="Strong_20_Emphasis"><text:span text:style-name="T4">"SERIA INTERESSANTE DAR UMA OLHADA NISSO, SERÁ QUE UM MODELO LOCAL TREINADO AJUDARIA?"</text:span></text:span></text:p>
      <text:h text:style-name="P21" text:outline-level="3">✅ SIM, ABSOLUTAMENTE!</text:h>
      <text:p text:style-name="P22"/>
      <text:p text:style-name="P15"><text:span text:style-name="Source_20_Text">┌─────────────────────────────────────────────────────────────────────────┐</text:span></text:p>
      <text:p text:style-name="P15"><text:span text:style-name="Source_20_Text">│ <text:s text:c="24"/>CONCLUSÃO <text:s text:c="38"/>│</text:span></text:p>
      <text:p text:style-name="P15"><text:span text:style-name="Source_20_Text">├─────────────────────────────────────────────────────────────────────────┤</text:span></text:p>
      <text:p text:style-name="P15"><text:span text:style-name="Source_20_Text">│ <text:s text:c="72"/>│</text:span></text:p>
      <text:p text:style-name="P15"><text:span text:style-name="Source_20_Text">│ <text:s/>Um modelo local treinado (XGBoost) não só ajudaria como É A SOLUÇÃO <text:s text:c="2"/>│</text:span></text:p>
      <text:p text:style-name="P15"><text:span text:style-name="Source_20_Text">│ <text:s/>CORRETA para o seu problema. <text:s text:c="42"/>│</text:span></text:p>
      <text:p text:style-name="P15"><text:span text:style-name="Source_20_Text">│ <text:s text:c="72"/>│</text:span></text:p>
      <text:p text:style-name="P15"><text:soft-page-break/><text:span text:style-name="Source_20_Text">│ <text:s/>O que você precisa fazer: <text:s text:c="45"/>│</text:span></text:p>
      <text:p text:style-name="P15"><text:span text:style-name="Source_20_Text">│ <text:s text:c="72"/>│</text:span></text:p>
      <text:p text:style-name="P15"><text:span text:style-name="Source_20_Text">│ <text:s/>1. SEPARAR os modos (SCALP vs INTRADAY) <text:s text:c="30"/>│</text:span></text:p>
      <text:p text:style-name="P15"><text:span text:style-name="Source_20_Text">│ <text:s/>2. REDEFINIR os targets (não UP/DOWN, mas HOLD/BREAK/etc) <text:s text:c="12"/>│</text:span></text:p>
      <text:p text:style-name="P15"><text:span text:style-name="Source_20_Text">│ <text:s/>3. TREINAR XGBoost por regime <text:s text:c="41"/>│</text:span></text:p>
      <text:p text:style-name="P15"><text:span text:style-name="Source_20_Text">│ <text:s/>4. REDUZIR LLM para validação apenas <text:s text:c="34"/>│</text:span></text:p>
      <text:p text:style-name="P15"><text:span text:style-name="Source_20_Text">│ <text:s text:c="72"/>│</text:span></text:p>
      <text:p text:style-name="P15"><text:span text:style-name="Source_20_Text">│ <text:s/>Resultado: <text:s text:c="60"/>│</text:span></text:p>
      <text:p text:style-name="P15"><text:span text:style-name="Source_20_Text">│ <text:s/>• 98% redução de custo de API <text:s text:c="41"/>│</text:span></text:p>
      <text:p text:style-name="P15"><text:span text:style-name="Source_20_Text">│ <text:s/>• Decisões em milissegundos <text:s text:c="43"/>│</text:span></text:p>
      <text:p text:style-name="P15"><text:span text:style-name="Source_20_Text">│ <text:s/>• Confiança que faz sentido operacional <text:s text:c="31"/>│</text:span></text:p>
      <text:p text:style-name="P15"><text:span text:style-name="Source_20_Text">│ <text:s/>• Modelo para SCALP que realmente funciona em 30s-3min <text:s text:c="15"/>│</text:span></text:p>
      <text:p text:style-name="P15"><text:span text:style-name="Source_20_Text">│ <text:s text:c="72"/>│</text:span></text:p>
      <text:p text:style-name="P15"><text:span text:style-name="Source_20_Text">└─────────────────────────────────────────────────────────────────────────┘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15"><text:span text:style-name="Source_20_Text"><text:span text:style-name="T5">PRIORIDADE PARA OTIMIZAÇÃO LLM:</text:span></text:span></text:p>
      <text:p text:style-name="P15"><text:span text:style-name="Source_20_Text">━━━━━━━━━━━━━━━━━━━━━━━━━━━━━━</text:span></text:p>
      <text:p text:style-name="P15"/>
      <text:p text:style-name="P15"><text:span text:style-name="Source_20_Text">1. 📄 market_orchestrator/ai/ai_payload_builder.py</text:span></text:p>
      <text:p text:style-name="P15"><text:span text:style-name="Source_20_Text"><text:s text:c="3"/>└── Onde o payload para IA é montado (CRÍTICO)</text:span></text:p>
      <text:p text:style-name="P15"/>
      <text:p text:style-name="P15"><text:span text:style-name="Source_20_Text">2. 📄 ai_runner/ai_runner.py <text:s/></text:span></text:p>
      <text:p text:style-name="P15"><text:span text:style-name="Source_20_Text"><text:s text:c="3"/>└── Onde o JSON é enviado para a LLM</text:span></text:p>
      <text:p text:style-name="P15"/>
      <text:p text:style-name="P15"><text:span text:style-name="Source_20_Text">3. 📄 enrichment_integrator.py</text:span></text:p>
      <text:p text:style-name="P15"><text:span text:style-name="Source_20_Text"><text:s text:c="3"/>└── Onde todas as duplicatas são criadas</text:span></text:p>
      <text:p text:style-name="P15"/>
      <text:p text:style-name="P15"><text:span text:style-name="Source_20_Text">4. 📄 context_collector.py</text:span></text:p>
      <text:p text:style-name="P15"><text:span text:style-name="Source_20_Text"><text:s text:c="3"/>└── Gera o contextual_snapshot (maior duplicação)</text:span></text:p>
      <text:p text:style-name="P23"/>
      <text:p text:style-name="P16"/>
      <text:p text:style-name="P16"/>
      <text:p text:style-name="P16"/>
      <text:p text:style-name="P24"/>
      <text:h text:style-name="P25" text:outline-level="3"><text:span text:style-name="T6">🔴 </text:span><text:span text:style-name="Strong_20_Emphasis"><text:span text:style-name="T6">Prioridade Alta (Onde o JSON é montado)</text:span>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26">#</text:p>
            </table:table-cell>
            <table:table-cell table:style-name="Tabela1.A1" office:value-type="string">
              <text:p text:style-name="P26">Arquivo</text:p>
            </table:table-cell>
            <table:table-cell table:style-name="Tabela1.A1" office:value-type="string">
              <text:p text:style-name="P26">Motivo</text:p>
            </table:table-cell>
          </table:table-row>
        </table:table-header-rows>
        <table:table-row>
          <table:table-cell table:style-name="Tabela1.A1" office:value-type="string">
            <text:p text:style-name="P27">1</text:p>
          </table:table-cell>
          <table:table-cell table:style-name="Tabela1.A1" office:value-type="string">
            <text:p text:style-name="P28"><text:span text:style-name="Source_20_Text"><text:span text:style-name="T6">market_orchestrator/ai/ai_payload_builder.py</text:span></text:span></text:p>
          </table:table-cell>
          <table:table-cell table:style-name="Tabela1.A1" office:value-type="string">
            <text:p text:style-name="P28"><text:span text:style-name="T6">Monta o payload para IA - </text:span><text:span text:style-name="Strong_20_Emphasis"><text:span text:style-name="T6">ponto ideal para otimizar</text:span></text:span></text:p>
          </table:table-cell>
        </table:table-row>
        <table:table-row>
          <table:table-cell table:style-name="Tabela1.A1" office:value-type="string">
            <text:p text:style-name="P27">2</text:p>
          </table:table-cell>
          <table:table-cell table:style-name="Tabela1.A1" office:value-type="string">
            <text:p text:style-name="P28"><text:span text:style-name="Source_20_Text"><text:span text:style-name="T6">event_saver.py</text:span></text:span></text:p>
          </table:table-cell>
          <table:table-cell table:style-name="Tabela1.A1" office:value-type="string">
            <text:p text:style-name="P28"><text:span text:style-name="T6">Salva o JSON final - </text:span><text:span text:style-name="Strong_20_Emphasis"><text:span text:style-name="T6">pode comprimir aqui</text:span></text:span></text:p>
          </table:table-cell>
        </table:table-row>
        <table:table-row>
          <table:table-cell table:style-name="Tabela1.A1" office:value-type="string">
            <text:p text:style-name="P27">3</text:p>
          </table:table-cell>
          <table:table-cell table:style-name="Tabela1.A1" office:value-type="string">
            <text:p text:style-name="P28"><text:span text:style-name="Source_20_Text"><text:span text:style-name="T6">enrichment_integrator.py</text:span></text:span></text:p>
          </table:table-cell>
          <table:table-cell table:style-name="Tabela1.A1" office:value-type="string">
            <text:p text:style-name="P28"><text:span text:style-name="T6">Junta todos os dados - </text:span><text:span text:style-name="Strong_20_Emphasis"><text:span text:style-name="T6">fonte das duplicatas</text:span></text:span></text:p>
          </table:table-cell>
        </table:table-row>
        <table:table-row>
          <table:table-cell table:style-name="Tabela1.A1" office:value-type="string">
            <text:p text:style-name="P27">4</text:p>
          </table:table-cell>
          <table:table-cell table:style-name="Tabela1.A1" office:value-type="string">
            <text:p text:style-name="P28"><text:span text:style-name="Source_20_Text"><text:span text:style-name="T6">context_collector.py</text:span></text:span></text:p>
          </table:table-cell>
          <table:table-cell table:style-name="Tabela1.A1" office:value-type="string">
            <text:p text:style-name="P28"><text:span text:style-name="T6">Gera </text:span><text:span text:style-name="Source_20_Text"><text:span text:style-name="T6">contextual_snapshot</text:span></text:span><text:span text:style-name="T6"> - </text:span><text:span text:style-name="Strong_20_Emphasis"><text:span text:style-name="T6">maior duplicação</text:span></text:span></text:p>
          </table:table-cell>
        </table:table-row>
      </table:table>
      <text:p text:style-name="P29"/>
      <text:p text:style-name="P29"/>
      <text:h text:style-name="P30" text:outline-level="3">🟡 <text:span text:style-name="Strong_20_Emphasis">Prioridade Média (Fontes de dados)</text:span></text:h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P26">#</text:p>
            </table:table-cell>
            <table:table-cell table:style-name="Tabela2.A1" office:value-type="string">
              <text:p text:style-name="P26">Arquivo</text:p>
            </table:table-cell>
            <table:table-cell table:style-name="Tabela2.A1" office:value-type="string">
              <text:p text:style-name="P26">Motivo</text:p>
            </table:table-cell>
          </table:table-row>
        </table:table-header-rows>
        <table:table-row>
          <table:table-cell table:style-name="Tabela2.A1" office:value-type="string">
            <text:p text:style-name="P27">5</text:p>
          </table:table-cell>
          <table:table-cell table:style-name="Tabela2.A1" office:value-type="string">
            <text:p text:style-name="P28"><text:span text:style-name="Source_20_Text"><text:span text:style-name="T6">data_enricher.py</text:span></text:span></text:p>
          </table:table-cell>
          <table:table-cell table:style-name="Tabela2.A1" office:value-type="string">
            <text:p text:style-name="P28"><text:span text:style-name="T6">Gera </text:span><text:span text:style-name="Source_20_Text"><text:span text:style-name="T6">enriched_snapshot</text:span></text:span></text:p>
          </table:table-cell>
        </table:table-row>
        <table:table-row>
          <table:table-cell table:style-name="Tabela2.A1" office:value-type="string">
            <text:p text:style-name="P27">6</text:p>
          </table:table-cell>
          <table:table-cell table:style-name="Tabela2.A1" office:value-type="string">
            <text:p text:style-name="P28"><text:span text:style-name="Source_20_Text"><text:span text:style-name="T6">flow_analyzer/core.py</text:span></text:span></text:p>
          </table:table-cell>
          <table:table-cell table:style-name="Tabela2.A1" office:value-type="string">
            <text:p text:style-name="P28"><text:span text:style-name="T6">Gera </text:span><text:span text:style-name="Source_20_Text"><text:span text:style-name="T6">fluxo_continuo</text:span></text:span></text:p>
          </table:table-cell>
        </table:table-row>
        <table:table-row>
          <table:table-cell table:style-name="Tabela2.A1" office:value-type="string">
            <text:p text:style-name="P27">7</text:p>
          </table:table-cell>
          <table:table-cell table:style-name="Tabela2.A1" office:value-type="string">
            <text:p text:style-name="P28"><text:span text:style-name="Source_20_Text"><text:span text:style-name="T6">liquidity_heatmap.py</text:span></text:span></text:p>
          </table:table-cell>
          <table:table-cell table:style-name="Tabela2.A1" office:value-type="string">
            <text:p text:style-name="P31">Gera clusters (duplicado 3x)</text:p>
          </table:table-cell>
        </table:table-row>
      </table:table>
      <text:p text:style-name="P29"/>
      <text:p text:style-name="P29"/>
      <text:h text:style-name="P30" text:outline-level="3">🟢 <text:span text:style-name="Strong_20_Emphasis">Prioridade Baixa (Consumidores)</text:span></text:h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P26">#</text:p>
            </table:table-cell>
            <table:table-cell table:style-name="Tabela3.A1" office:value-type="string">
              <text:p text:style-name="P26">Arquivo</text:p>
            </table:table-cell>
            <table:table-cell table:style-name="Tabela3.A1" office:value-type="string">
              <text:p text:style-name="P26">Motivo</text:p>
            </table:table-cell>
          </table:table-row>
        </table:table-header-rows>
        <table:table-row>
          <table:table-cell table:style-name="Tabela3.A1" office:value-type="string">
            <text:p text:style-name="P27">8</text:p>
          </table:table-cell>
          <table:table-cell table:style-name="Tabela3.A1" office:value-type="string">
            <text:p text:style-name="P28"><text:span text:style-name="Source_20_Text"><text:span text:style-name="T6">ml/hybrid_decision.py</text:span></text:span></text:p>
          </table:table-cell>
          <table:table-cell table:style-name="Tabela3.A1" office:value-type="string">
            <text:p text:style-name="P27">Consome o JSON - precisa adaptar</text:p>
          </table:table-cell>
        </table:table-row>
        <table:table-row>
          <table:table-cell table:style-name="Tabela3.A1" office:value-type="string">
            <text:p text:style-name="P27">9</text:p>
          </table:table-cell>
          <table:table-cell table:style-name="Tabela3.A1" office:value-type="string">
            <text:p text:style-name="P28"><text:span text:style-name="Source_20_Text"><text:span text:style-name="T6">ai_runner/ai_runner.py</text:span></text:span></text:p>
          </table:table-cell>
          <table:table-cell table:style-name="Tabela3.A1" office:value-type="string">
            <text:p text:style-name="P31">Envia para LLM - precisa payload otimizado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9T11:46:37.554388600</meta:creation-date>
    <dc:date>2026-01-30T13:13:01.646931400</dc:date>
    <meta:editing-duration>PT4H15M53S</meta:editing-duration>
    <meta:editing-cycles>3</meta:editing-cycles>
    <meta:generator>LibreOffice/25.8.1.1$Windows_X86_64 LibreOffice_project/54047653041915e595ad4e45cccea684809c77b5</meta:generator>
    <meta:document-statistic meta:table-count="3" meta:image-count="0" meta:object-count="0" meta:page-count="10" meta:paragraph-count="494" meta:word-count="2243" meta:character-count="18058" meta:non-whitespace-character-count="13380"/>
  </office:meta>
</office:document-meta>
</file>